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316c26" officeooo:paragraph-rsid="00316c2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093d7" officeooo:paragraph-rsid="002093d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591d9" officeooo:paragraph-rsid="00170f34" style:font-weight-asian="bold" style:font-weight-complex="bold"/>
    </style:style>
    <style:style style:name="P4" style:family="paragraph" style:parent-style-name="Standard">
      <style:text-properties fo:font-weight="bold" officeooo:rsid="0043e612" officeooo:paragraph-rsid="00316c26" style:font-weight-asian="bold" style:font-weight-complex="bold"/>
    </style:style>
    <style:style style:name="P5" style:family="paragraph" style:parent-style-name="Standard">
      <style:text-properties fo:font-weight="bold" officeooo:rsid="004bc3f0" officeooo:paragraph-rsid="004bc3f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2093d7"/>
    </style:style>
    <style:style style:name="P7" style:family="paragraph" style:parent-style-name="Standard">
      <style:paragraph-properties fo:text-align="center" style:justify-single-word="false"/>
      <style:text-properties officeooo:paragraph-rsid="0032cbb6"/>
    </style:style>
    <style:style style:name="P8" style:family="paragraph" style:parent-style-name="Standard">
      <style:text-properties fo:font-weight="normal" officeooo:rsid="0037bba8" officeooo:paragraph-rsid="0037bba8" style:font-weight-asian="normal" style:font-weight-complex="normal"/>
    </style:style>
    <style:style style:name="P9" style:family="paragraph" style:parent-style-name="Standard">
      <style:text-properties fo:font-weight="normal" officeooo:rsid="003db12e" officeooo:paragraph-rsid="003db12e" style:font-weight-asian="normal" style:font-weight-complex="normal"/>
    </style:style>
    <style:style style:name="P10" style:family="paragraph" style:parent-style-name="Standard">
      <style:text-properties fo:font-weight="normal" officeooo:rsid="003db12e" officeooo:paragraph-rsid="0037bba8" style:font-weight-asian="normal" style:font-weight-complex="normal"/>
    </style:style>
    <style:style style:name="P11" style:family="paragraph" style:parent-style-name="Standard">
      <style:text-properties fo:font-weight="normal" officeooo:rsid="00433644" officeooo:paragraph-rsid="00433644" style:font-weight-asian="normal" style:font-weight-complex="normal"/>
    </style:style>
    <style:style style:name="P12" style:family="paragraph" style:parent-style-name="Standard">
      <style:text-properties fo:font-weight="normal" officeooo:rsid="0043e612" officeooo:paragraph-rsid="0043e612" style:font-weight-asian="normal" style:font-weight-complex="normal"/>
    </style:style>
    <style:style style:name="P13" style:family="paragraph" style:parent-style-name="Standard">
      <style:text-properties fo:font-weight="normal" officeooo:rsid="0043e612" officeooo:paragraph-rsid="004b0632" style:font-weight-asian="normal" style:font-weight-complex="normal"/>
    </style:style>
    <style:style style:name="P14" style:family="paragraph" style:parent-style-name="Standard">
      <style:text-properties fo:font-weight="normal" officeooo:rsid="00491089" officeooo:paragraph-rsid="00491089" style:font-weight-asian="normal" style:font-weight-complex="normal"/>
    </style:style>
    <style:style style:name="P15" style:family="paragraph" style:parent-style-name="Standard">
      <style:text-properties fo:font-weight="normal" officeooo:rsid="004b0632" officeooo:paragraph-rsid="004b0632" style:font-weight-asian="normal" style:font-weight-complex="normal"/>
    </style:style>
    <style:style style:name="P16" style:family="paragraph" style:parent-style-name="Standard">
      <style:text-properties officeooo:paragraph-rsid="0037bba8"/>
    </style:style>
    <style:style style:name="P17" style:family="paragraph" style:parent-style-name="Standard">
      <style:text-properties officeooo:rsid="0027d61e" officeooo:paragraph-rsid="003db12e"/>
    </style:style>
    <style:style style:name="P18" style:family="paragraph" style:parent-style-name="Standard">
      <style:text-properties officeooo:paragraph-rsid="003db12e"/>
    </style:style>
    <style:style style:name="P19" style:family="paragraph" style:parent-style-name="Standard">
      <style:text-properties officeooo:rsid="003db12e" officeooo:paragraph-rsid="003db12e"/>
    </style:style>
    <style:style style:name="P20" style:family="paragraph" style:parent-style-name="Standard">
      <style:text-properties officeooo:rsid="003e4845" officeooo:paragraph-rsid="003e4845"/>
    </style:style>
    <style:style style:name="P21" style:family="paragraph" style:parent-style-name="Standard">
      <style:text-properties officeooo:paragraph-rsid="003e4845"/>
    </style:style>
    <style:style style:name="P22" style:family="paragraph" style:parent-style-name="Standard">
      <style:text-properties officeooo:paragraph-rsid="00316c26"/>
    </style:style>
    <style:style style:name="P23" style:family="paragraph" style:parent-style-name="Standard">
      <style:text-properties officeooo:paragraph-rsid="00407766"/>
    </style:style>
    <style:style style:name="P24" style:family="paragraph" style:parent-style-name="Standard">
      <style:text-properties officeooo:rsid="0043e612" officeooo:paragraph-rsid="0043e612"/>
    </style:style>
    <style:style style:name="P25" style:family="paragraph" style:parent-style-name="Standard">
      <style:text-properties fo:font-style="italic" fo:font-weight="normal" officeooo:rsid="00433644" officeooo:paragraph-rsid="00433644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fo:font-weight="normal" officeooo:rsid="0043e612" officeooo:paragraph-rsid="0043e612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4c922b" officeooo:paragraph-rsid="004c922b" style:font-style-asian="italic" style:font-weight-asian="normal" style:font-style-complex="italic" style:font-weight-complex="normal"/>
    </style:style>
    <style:style style:name="T1" style:family="text">
      <style:text-properties fo:font-weight="bold" officeooo:rsid="002093d7" style:font-weight-asian="bold" style:font-weight-complex="bold"/>
    </style:style>
    <style:style style:name="T2" style:family="text">
      <style:text-properties fo:font-weight="bold" officeooo:rsid="002afe61" style:font-weight-asian="bold" style:font-weight-complex="bold"/>
    </style:style>
    <style:style style:name="T3" style:family="text">
      <style:text-properties fo:font-weight="bold" officeooo:rsid="0032cbb6" style:font-weight-asian="bold" style:font-weight-complex="bold"/>
    </style:style>
    <style:style style:name="T4" style:family="text">
      <style:text-properties fo:font-weight="bold" officeooo:rsid="00371cef" style:font-weight-asian="bold" style:font-weight-complex="bold"/>
    </style:style>
    <style:style style:name="T5" style:family="text">
      <style:text-properties fo:font-weight="bold" officeooo:rsid="003d50ab" style:font-weight-asian="bold" style:font-weight-complex="bold"/>
    </style:style>
    <style:style style:name="T6" style:family="text">
      <style:text-properties fo:font-weight="bold" officeooo:rsid="00316c26" style:font-weight-asian="bold" style:font-weight-complex="bold"/>
    </style:style>
    <style:style style:name="T7" style:family="text">
      <style:text-properties fo:font-weight="bold" officeooo:rsid="0042878c" style:font-weight-asian="bold" style:font-weight-complex="bold"/>
    </style:style>
    <style:style style:name="T8" style:family="text">
      <style:text-properties fo:font-weight="bold" officeooo:rsid="00433644" style:font-weight-asian="bold" style:font-weight-complex="bold"/>
    </style:style>
    <style:style style:name="T9" style:family="text">
      <style:text-properties fo:font-weight="bold" officeooo:rsid="0037bba8" style:font-weight-asian="bold" style:font-weight-complex="bold"/>
    </style:style>
    <style:style style:name="T10" style:family="text">
      <style:text-properties fo:font-weight="bold" officeooo:rsid="0043e612" style:font-weight-asian="bold" style:font-weight-complex="bold"/>
    </style:style>
    <style:style style:name="T11" style:family="text">
      <style:text-properties fo:font-weight="bold" officeooo:rsid="003e4845" style:font-weight-asian="bold" style:font-weight-complex="bold"/>
    </style:style>
    <style:style style:name="T12" style:family="text">
      <style:text-properties fo:font-weight="bold" officeooo:rsid="004dfb0f" style:font-weight-asian="bold" style:font-weight-complex="bold"/>
    </style:style>
    <style:style style:name="T13" style:family="text">
      <style:text-properties fo:font-weight="normal" officeooo:rsid="0037bba8" style:font-weight-asian="normal" style:font-weight-complex="normal"/>
    </style:style>
    <style:style style:name="T14" style:family="text">
      <style:text-properties fo:font-weight="normal" officeooo:rsid="003db12e" style:font-weight-asian="normal" style:font-weight-complex="normal"/>
    </style:style>
    <style:style style:name="T15" style:family="text">
      <style:text-properties fo:font-weight="normal" officeooo:rsid="0042878c" style:font-weight-asian="normal" style:font-weight-complex="normal"/>
    </style:style>
    <style:style style:name="T16" style:family="text">
      <style:text-properties fo:font-weight="normal" officeooo:rsid="00433644" style:font-weight-asian="normal" style:font-weight-complex="normal"/>
    </style:style>
    <style:style style:name="T17" style:family="text">
      <style:text-properties fo:font-weight="normal" officeooo:rsid="0043e612" style:font-weight-asian="normal" style:font-weight-complex="normal"/>
    </style:style>
    <style:style style:name="T18" style:family="text">
      <style:text-properties fo:font-weight="normal" officeooo:rsid="004b0632" style:font-weight-asian="normal" style:font-weight-complex="normal"/>
    </style:style>
    <style:style style:name="T19" style:family="text">
      <style:text-properties officeooo:rsid="003db12e"/>
    </style:style>
    <style:style style:name="T20" style:family="text">
      <style:text-properties officeooo:rsid="0027d61e"/>
    </style:style>
    <style:style style:name="T21" style:family="text">
      <style:text-properties officeooo:rsid="003e4845"/>
    </style:style>
    <style:style style:name="T22" style:family="text">
      <style:text-properties officeooo:rsid="00407766"/>
    </style:style>
    <style:style style:name="T23" style:family="text">
      <style:text-properties officeooo:rsid="0042878c"/>
    </style:style>
    <style:style style:name="T24" style:family="text">
      <style:text-properties officeooo:rsid="00433644"/>
    </style:style>
    <style:style style:name="T25" style:family="text">
      <style:text-properties officeooo:rsid="0043e612"/>
    </style:style>
    <style:style style:name="T26" style:family="text">
      <style:text-properties officeooo:rsid="004b0632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4b0632" style:font-style-asian="italic" style:font-style-complex="italic"/>
    </style:style>
    <style:style style:name="T29" style:family="text">
      <style:text-properties officeooo:rsid="004dfb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ituto Federal Sul-rio-grandense – Campus Jaguarão</text:p>
      <text:p text:style-name="P6"><text:span text:style-name="T3">Disciplina:</text:span><text:span text:style-name="T1"> </text:span><text:span text:style-name="T2">Programação para Internet I</text:span><text:span text:style-name="T4">I</text:span><text:span text:style-name="T1"> – </text:span><text:span text:style-name="T2">Turma </text:span><text:span text:style-name="T1">202</text:span><text:span text:style-name="T12">3</text:span></text:p>
      <text:p text:style-name="P7"><text:span text:style-name="T12">Lista de exercícios</text:span><text:span text:style-name="T7"> 2 -</text:span><text:span text:style-name="T3"> </text:span><text:span text:style-name="T5">PHP</text:span></text:p>
      <text:p text:style-name="P2">Professor: Vinícius Alves Hax</text:p>
      <text:p text:style-name="P3"/>
      <text:p text:style-name="P22"><text:span text:style-name="T7">Questão</text:span><text:span text:style-name="T6"> 1:</text:span></text:p>
      <text:p text:style-name="P1"/>
      <text:p text:style-name="P16"><text:span text:style-name="T13">Observe o código abaixo em </text:span><text:span text:style-name="T14">PHP</text:span></text:p>
      <text:p text:style-name="P10"/>
      <text:p text:style-name="P17">&lt;?php</text:p>
      <text:p text:style-name="P18"><text:span text:style-name="T20">$arr = array(1, 2</text:span><text:span text:style-name="T19">0</text:span><text:span text:style-name="T20">, 3, </text:span><text:span text:style-name="T19">4, 55);</text:span></text:p>
      <text:p text:style-name="P17"/>
      <text:p text:style-name="P17">foreach($arr as $valor) <text:span text:style-name="T19">{</text:span></text:p>
      <text:p text:style-name="P18"><text:span text:style-name="T20"><text:tab/></text:span><text:span text:style-name="T19">if ($valor </text:span><text:span text:style-name="T23">&gt;</text:span><text:span text:style-name="T19"> </text:span><text:span text:style-name="T23">1</text:span><text:span text:style-name="T19">5)</text:span></text:p>
      <text:p text:style-name="P17"><text:tab/><text:tab/>echo "&lt;br /&gt;" . $valor;</text:p>
      <text:p text:style-name="P19"><text:tab/>}</text:p>
      <text:p text:style-name="P17"/>
      <text:p text:style-name="P17">?&gt;</text:p>
      <text:p text:style-name="P9"/>
      <text:p text:style-name="P8">O que será exibido na tela?</text:p>
      <text:p text:style-name="P8"/>
      <text:p text:style-name="P16"><text:span text:style-name="T8">Questão</text:span><text:span text:style-name="T9"> 2:</text:span></text:p>
      <text:p text:style-name="P8"/>
      <text:p text:style-name="P16"><text:span text:style-name="T13">Implemente uma função em </text:span><text:span text:style-name="T14">PHP</text:span><text:span text:style-name="T13"> que </text:span><text:span text:style-name="T14">receba </text:span><text:span text:style-name="T15">como argumentos dois números </text:span><text:span text:style-name="T16">A função deverá mostrar todos os números no intervalo entre ambos. </text:span><text:span text:style-name="T17">Se o número 1 for MAIOR do que o número 2 deverá ser mostrada a mensagem “O </text:span><text:span text:style-name="T18">primeiro número</text:span><text:span text:style-name="T17"> deve ser meno</text:span><text:span text:style-name="T18">r</text:span><text:span text:style-name="T17"> ou igual do que o </text:span><text:span text:style-name="T18">segundo</text:span><text:span text:style-name="T17">”.</text:span></text:p>
      <text:p text:style-name="P10"/>
      <text:p text:style-name="P9">Exemplo<text:span text:style-name="T24">s</text:span> de uso da função:</text:p>
      <text:p text:style-name="P9"/>
      <text:p text:style-name="P11">intervalo(1, 4);</text:p>
      <text:p text:style-name="P11"/>
      <text:p text:style-name="P11">// Mostra</text:p>
      <text:p text:style-name="P25">//1</text:p>
      <text:p text:style-name="P25">//2</text:p>
      <text:p text:style-name="P25">//3</text:p>
      <text:p text:style-name="P25">//4</text:p>
      <text:p text:style-name="P11"/>
      <text:p text:style-name="P12">intervalo(11, 7);</text:p>
      <text:p text:style-name="P12">// Mostra</text:p>
      <text:p text:style-name="P13">/<text:span text:style-name="T27">/ O </text:span><text:span text:style-name="T28">primeiro número</text:span><text:span text:style-name="T27"> deve ser meno</text:span><text:span text:style-name="T28">r</text:span><text:span text:style-name="T27"> ou igual do que o </text:span><text:span text:style-name="T28">segundo</text:span></text:p>
      <text:p text:style-name="P12"/>
      <text:p text:style-name="P12">intervalo(3, 3);</text:p>
      <text:p text:style-name="P12">// Mostra</text:p>
      <text:p text:style-name="P26">// 3</text:p>
      <text:p text:style-name="P11"/>
      <text:p text:style-name="P4"/>
      <text:p text:style-name="P4"/>
      <text:p text:style-name="P4"/>
      <text:p text:style-name="P5">A PROVA CONTINUA DO OUTRO LADO DA FOLHA!!</text:p>
      <text:p text:style-name="P4"/>
      <text:p text:style-name="P4"/>
      <text:p text:style-name="P4"/>
      <text:p text:style-name="P22"><text:soft-page-break/><text:span text:style-name="T10">Questão</text:span><text:span text:style-name="T6"> </text:span><text:span text:style-name="T9">3</text:span><text:span text:style-name="T6">:</text:span></text:p>
      <text:p text:style-name="P1"/>
      <text:p text:style-name="P14">Considere o seguinte programa em PHP <text:span text:style-name="T26">que deveria verificar se um triângulo é equilátero ou não, com base no tamanho dos seus lados.</text:span></text:p>
      <text:p text:style-name="P9"/>
      <text:p text:style-name="P9">&lt;?php</text:p>
      <text:p text:style-name="P9">$lado1 = 1;</text:p>
      <text:p text:style-name="P9">$lado2 = 10;</text:p>
      <text:p text:style-name="P9">$lado3 = 10;</text:p>
      <text:p text:style-name="P9"/>
      <text:p text:style-name="P9">if (($lado1 == $lado2) ||| ($lado2 == $lado3))</text:p>
      <text:p text:style-name="P9"><text:tab/>$msg="Triângulo equilátero";</text:p>
      <text:p text:style-name="P9">else</text:p>
      <text:p text:style-name="P9"><text:tab/>$msg="Não é um triângulo equilátero";</text:p>
      <text:p text:style-name="P9"/>
      <text:p text:style-name="P9">echo $msg;</text:p>
      <text:p text:style-name="P9"/>
      <text:p text:style-name="P9">?&gt;</text:p>
      <text:p text:style-name="P9"/>
      <text:p text:style-name="P15">O programa acima tem um erro de sintaxe (ou seja, o interpretador dá um erro ao tentar executá-lo) e um outro erro de lógica (mesmo que o erro de sintaxe seja corrigido o programa segue incorreto)</text:p>
      <text:p text:style-name="P9"/>
      <text:p text:style-name="P9"/>
      <text:p text:style-name="P21"><text:span text:style-name="T10">Questão 4</text:span><text:span text:style-name="T11">:</text:span></text:p>
      <text:p text:style-name="P20"/>
      <text:p text:style-name="P21"><text:span text:style-name="T21">Faça um programa em PHP que </text:span><text:span text:style-name="T25">mostre informações de</text:span><text:span text:style-name="T22"> um array. </text:span><text:span text:style-name="T25">O programa deverá mostrar todos os valores cuja chave seja maior do que 10.</text:span></text:p>
      <text:p text:style-name="P21"/>
      <text:p text:style-name="P23"><text:span text:style-name="T22">$a</text:span><text:span text:style-name="T25">rr</text:span><text:span text:style-name="T22"> = array(-1 =&gt; </text:span><text:span text:style-name="T25">3.9</text:span><text:span text:style-name="T22">, <text:s text:c="3"/></text:span><text:span text:style-name="T25">0</text:span><text:span text:style-name="T22"> =&gt; </text:span><text:span text:style-name="T25">3.14</text:span><text:span text:style-name="T22">, <text:s text:c="4"/>10 =&gt; </text:span><text:span text:style-name="T25">8.9</text:span><text:span text:style-name="T22">, <text:s text:c="4"/></text:span><text:span text:style-name="T25">9 =&gt; </text:span><text:span text:style-name="T22">20.</text:span><text:span text:style-name="T25">0, <text:s text:c="2"/>15 =&gt; 21.3, <text:s text:c="2"/>40 =&gt; 49.1</text:span><text:span text:style-name="T22">);</text:span></text:p>
      <text:p text:style-name="P19"/>
      <text:p text:style-name="P18"><text:span text:style-name="T19">// </text:span><text:span text:style-name="T25">AQUI </text:span><text:span text:style-name="T26">IRIA O SEU</text:span><text:span text:style-name="T25"> CÓDIGO</text:span></text:p>
      <text:p text:style-name="P18">// <text:span text:style-name="T26">Se achar mais adequado você pode fazer uma função. Mas isso não é obrigatório.</text:span></text:p>
      <text:p text:style-name="P19"/>
      <text:p text:style-name="P24">// Deverá mostrar</text:p>
      <text:p text:style-name="P26">21.3</text:p>
      <text:p text:style-name="P26">49.1</text:p>
      <text:p text:style-name="P26"/>
      <text:p text:style-name="P26">------------------------------------------------------------------------------------------------------------------------</text:p>
      <text:p text:style-name="P26"/>
      <text:p text:style-name="P27">Boa prova! :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9:31:27.999859578</meta:creation-date>
    <dc:date>2023-12-01T23:21:12.001694614</dc:date>
    <meta:editing-duration>PT21H35M18S</meta:editing-duration>
    <meta:editing-cycles>35</meta:editing-cycles>
    <meta:generator>LibreOffice/6.4.7.2$Linux_X86_64 LibreOffice_project/40$Build-2</meta:generator>
    <meta:document-statistic meta:table-count="0" meta:image-count="0" meta:object-count="0" meta:page-count="2" meta:paragraph-count="53" meta:word-count="322" meta:character-count="1846" meta:non-whitespace-character-count="1554"/>
  </office:meta>
</office:document-meta>
</file>